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25.93mm" fo:break-before="auto" style:use-optimal-row-height="true"/>
    </style:style>
    <style:style style:name="ro3" style:family="table-row">
      <style:table-row-properties style:row-height="22.75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29.1mm" fo:break-before="auto" style:use-optimal-row-height="true"/>
    </style:style>
    <style:style style:name="ro6" style:family="table-row">
      <style:table-row-properties style:row-height="32.28mm" fo:break-before="auto" style:use-optimal-row-height="true"/>
    </style:style>
    <style:style style:name="ro7" style:family="table-row">
      <style:table-row-properties style:row-height="38.63mm" fo:break-before="auto" style:use-optimal-row-height="true"/>
    </style:style>
    <style:style style:name="ro8" style:family="table-row">
      <style:table-row-properties style:row-height="35.4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escript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Steps to be executed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st case for a valid first/last name(without any numeral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first/last name with all other fields filled without error</text:p>
          </table:table-cell>
          <table:table-cell table:style-name="ce1" office:value-type="string" calcext:value-type="string">
            <text:p>1. Enter a valid first name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st case for an ivalid first/last name(with any numeral or numerals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n invalid first/last name with all other fields filled without error</text:p>
          </table:table-cell>
          <table:table-cell table:style-name="ce1" office:value-type="string" calcext:value-type="string">
            <text:p>1. Enter an invalid first name 2. Enter all other fields without error 3. Click on 'Register' </text:p>
          </table:table-cell>
          <table:table-cell table:style-name="ce1" office:value-type="string" calcext:value-type="string">
            <text:p>A message "First name is invalid" or " Last name is invali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t case for a valid email ID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email ID is entered with all other fields filled without error.</text:p>
          </table:table-cell>
          <table:table-cell table:style-name="ce1" office:value-type="string" calcext:value-type="string">
            <text:p>1. Enter a valid email ID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est case for an invalid email ID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n invalid email ID is entered with all other fields filled without error.</text:p>
          </table:table-cell>
          <table:table-cell table:style-name="ce1" office:value-type="string" calcext:value-type="string">
            <text:p>1. Enter an invalid email ID 2. Enter all other fields without error 3. Click on 'Register' </text:p>
          </table:table-cell>
          <table:table-cell table:style-name="ce1" office:value-type="string" calcext:value-type="string">
            <text:p>A message "Email is invali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est case for a valid password (with a minimum of 5 characters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password is entered with all other fields filled without error.</text:p>
          </table:table-cell>
          <table:table-cell table:style-name="ce1" office:value-type="string" calcext:value-type="string">
            <text:p>1. Enter a valid password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est case for a invalid password (without a minimum of 5 characters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n invalid password is entered with all other fields filled without error.</text:p>
          </table:table-cell>
          <table:table-cell table:style-name="ce1" office:value-type="string" calcext:value-type="string">
            <text:p>1. Enter an invalid password 2. Enter all other fields without error 3. Click on 'Register' </text:p>
          </table:table-cell>
          <table:table-cell table:style-name="ce1" office:value-type="string" calcext:value-type="string">
            <text:p>A message "passwd is invali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est case for a valid address (field is not blank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address is entered with all other fields filled without error.</text:p>
          </table:table-cell>
          <table:table-cell table:style-name="ce1" office:value-type="string" calcext:value-type="string">
            <text:p>1. Enter a valid address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st case for an invalid address (field is blank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ddress field is kept blank and all other fields are filled without error.</text:p>
          </table:table-cell>
          <table:table-cell table:style-name="ce1" office:value-type="string" calcext:value-type="string">
            <text:p>1. Enter all fields except the address field without error 2. Click on 'Register' </text:p>
          </table:table-cell>
          <table:table-cell table:style-name="ce1" office:value-type="string" calcext:value-type="string">
            <text:p>A message "Address1 is require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est case for a valid 'city' ('city' field is not blank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'city' is entered with all other fields filled without error.</text:p>
          </table:table-cell>
          <table:table-cell table:style-name="ce1" office:value-type="string" calcext:value-type="string">
            <text:p>1. Enter a valid 'city'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est case for an invalid 'city' ('city' field is blank)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city' field is kept blank and all other fields are filled without error.</text:p>
          </table:table-cell>
          <table:table-cell table:style-name="ce1" office:value-type="string" calcext:value-type="string">
            <text:p>1. Enter all fields except the 'city' field without error 2. Click on 'Register' </text:p>
          </table:table-cell>
          <table:table-cell table:style-name="ce1" office:value-type="string" calcext:value-type="string">
            <text:p>A message "city is require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est case when 'State' field is not blank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'State' is entered with all other fields filled without error.</text:p>
          </table:table-cell>
          <table:table-cell table:style-name="ce1" office:value-type="string" calcext:value-type="string">
            <text:p>1. Select a valid 'State'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est case when 'State' field is blank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'State' field is kept blank with all other fields filled without error.</text:p>
          </table:table-cell>
          <table:table-cell table:style-name="ce1" office:value-type="string" calcext:value-type="string">
            <text:p>1. Enter all fields except the 'State' field without error 2. Click on 'Register' </text:p>
          </table:table-cell>
          <table:table-cell table:style-name="ce1" office:value-type="string" calcext:value-type="string">
            <text:p>A message "This country requires you to choose a State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est case for a valid 'Zip/Postal code'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'Zip/Postal code' is entered with all other fields filled without error.</text:p>
          </table:table-cell>
          <table:table-cell table:style-name="ce1" office:value-type="string" calcext:value-type="string">
            <text:p>1. Enter a valid 'Zip/Postal code'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est case for an invalid 'Zip/Postal code'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n invalid 'Zip/Postal code' is entered with all other fields filled without error.</text:p>
          </table:table-cell>
          <table:table-cell table:style-name="ce1" office:value-type="string" calcext:value-type="string">
            <text:p>1. Enter an invalid 'Zip/Postal code' 2. Enter all other fields without error 3. Click on 'Register' </text:p>
          </table:table-cell>
          <table:table-cell table:style-name="ce1" office:value-type="string" calcext:value-type="string">
            <text:p>A message "The Zip/postal code you've entered is invalid. it must follw this format:00000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est case for a valid 'Country'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'Country' is entered with all other fields filled without error.</text:p>
          </table:table-cell>
          <table:table-cell table:style-name="ce1" office:value-type="string" calcext:value-type="string">
            <text:p>1. Enter a valid 'Country'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est case for an invalid 'Country' ('Country' field is kept blank)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n invalid 'Country' is entered with all other fields filled without error.</text:p>
          </table:table-cell>
          <table:table-cell table:style-name="ce1" office:value-type="string" calcext:value-type="string">
            <text:p>1. Enter all fields except the 'Country' field without error 2. Click on 'Register' </text:p>
          </table:table-cell>
          <table:table-cell table:style-name="ce1" office:value-type="string" calcext:value-type="string">
            <text:p>Three messagses "Country cannnot be loaded with address-&gt;id_country", "Country is invalid", "id_country is required" are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est case for a valid 'Mobile phone'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'Mobile phone' (mob. number) is entered with all other fields filled without error.</text:p>
          </table:table-cell>
          <table:table-cell table:style-name="ce1" office:value-type="string" calcext:value-type="string">
            <text:p>1. Enter a valid 'Mobile phone'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est case for an invalid 'Mobile phone'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n invalid 'Mobile phone' (mob. number) is entered with all other fields filled without error.</text:p>
          </table:table-cell>
          <table:table-cell table:style-name="ce1" office:value-type="string" calcext:value-type="string">
            <text:p>1. Enter a valid 'Mobile phone' 2. Enter all other fields without error 3. Click on 'Register' </text:p>
          </table:table-cell>
          <table:table-cell table:style-name="ce1" office:value-type="string" calcext:value-type="string">
            <text:p>A message "phone_moile is invali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est case for a valid 'Assign an adddress alias for future reference'. (field is not blank)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A valid 'Assign an adddress alias for future reference' is entered with all other fields filled without error.</text:p>
          </table:table-cell>
          <table:table-cell table:style-name="ce1" office:value-type="string" calcext:value-type="string">
            <text:p>1. Enter a valid 'Assign an adddress alias for future reference' 2. Enter all other fields without error 3. Click on 'Register' </text:p>
          </table:table-cell>
          <table:table-cell table:number-columns-repeated="2" table:style-name="ce1" office:value-type="string" calcext:value-type="string">
            <text:p>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est case for an invalid 'Assign an adddress alias for future reference'. (field is blank) 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'Assign an adddress alias for future reference' field is kept blank with all other fields filled without error.</text:p>
          </table:table-cell>
          <table:table-cell table:style-name="ce1" office:value-type="string" calcext:value-type="string">
            <text:p>1. Enter all fields except the 'Assign an adddress alias for future reference' field without error 2. Click on 'Register' </text:p>
          </table:table-cell>
          <table:table-cell table:style-name="ce1" office:value-type="string" calcext:value-type="string">
            <text:p>A message "alias is require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est when the 'first name' or the 'last name' field is blank.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first name'or 'last name' field is kept blank and all other fields are filled without error.</text:p>
          </table:table-cell>
          <table:table-cell table:style-name="ce1" office:value-type="string" calcext:value-type="string">
            <text:p>1. Enter all fields except the 'first name' or 'last name' field without error 2. Click on 'Register' </text:p>
          </table:table-cell>
          <table:table-cell table:style-name="ce1" office:value-type="string" calcext:value-type="string">
            <text:p>A message "firstname is required" or "lastname is required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est when the 'mobile phone' field is blank.</text:p>
          </table:table-cell>
          <table:table-cell table:style-name="ce1" office:value-type="string" calcext:value-type="string">
            <text:p>High</text:p>
          </table:table-cell>
          <table:table-cell table:style-name="ce2"/>
          <table:table-cell table:style-name="ce1" office:value-type="string" calcext:value-type="string">
            <text:p>mobile phone' field is kept blank and all other fields are filled without error.</text:p>
          </table:table-cell>
          <table:table-cell table:style-name="ce1" office:value-type="string" calcext:value-type="string">
            <text:p>1. Enter all fields except the 'mobile phone' field without error 2. Click on 'Register' </text:p>
          </table:table-cell>
          <table:table-cell table:style-name="ce1" office:value-type="string" calcext:value-type="string">
            <text:p>A message "You must register atleast one phone number" is shown.</text:p>
          </table:table-cell>
          <table:table-cell table:style-name="ce1" office:value-type="string" calcext:value-type="string">
            <text:p>Unsuccessful Registration.</text:p>
          </table:table-cell>
          <table:table-cell table:style-name="ce1" office:value-type="string" calcext:value-type="string">
            <text:p>Pass</text:p>
          </table:table-cell>
          <table:table-cell table:style-name="ce2" table:number-columns-repeated="17"/>
          <table:table-cell table:number-columns-repeated="998"/>
        </table:table-row>
        <table:table-row table:style-name="ro9" table:number-rows-repeated="977">
          <table:table-cell table:style-name="ce2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2:38:27.157817898</meta:creation-date>
    <dc:date>2018-06-08T12:39:17.183243649</dc:date>
    <meta:editing-duration>PT50S</meta:editing-duration>
    <meta:editing-cycles>1</meta:editing-cycles>
    <meta:document-statistic meta:table-count="1" meta:cell-count="185" meta:object-count="0"/>
    <meta:generator>LibreOffice/6.0.3.2$Linux_X86_64 LibreOffice_project/00m0$Build-2</meta:generator>
  </office:meta>
</office:document-meta>
</file>